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ActionRouter.removePostActionListener( Class action , Ac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ActionRouter.getAction( String actionName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ActionRouter.populateCommandMap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portActionRouter.addPreActionListener( Class action , Ac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ActionRouter.actionPerformed( final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ActionRouter.preActionPerformed( Class action ,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ActionRouter.doActionNow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ActionRouter.getAction( String ac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ActionRouter.performAction( final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ortActionRouter.postActionPerformed( Class action ,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ActionRout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ActionRouter.removePreActionListener( Class action , Ac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ActionRouter.addPostActionListener( Class action , Ac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ActionRouter.ReportActionRou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ActionRouter.getAction( String actionName , Class action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ActionRou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